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1a8be" officeooo:paragraph-rsid="0041a8be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60b270"/>
    </style:style>
    <style:style style:name="P3" style:family="paragraph" style:parent-style-name="Heading_20_1">
      <style:text-properties officeooo:rsid="0041a8be" officeooo:paragraph-rsid="0041a8be"/>
    </style:style>
    <style:style style:name="P4" style:family="paragraph" style:parent-style-name="Heading_20_1">
      <loext:graphic-properties draw:fill-gradient-name="gradient" draw:fill-hatch-name="hatch"/>
      <style:paragraph-properties fo:margin-top="0cm" fo:margin-bottom="0.101cm" style:contextual-spacing="false"/>
      <style:text-properties fo:font-size="16pt" officeooo:paragraph-rsid="00114a11" style:font-size-asian="16pt" style:font-size-complex="16pt"/>
    </style:style>
    <style:style style:name="P5" style:family="paragraph" style:parent-style-name="Heading_20_2">
      <style:text-properties officeooo:rsid="008fc86b" officeooo:paragraph-rsid="008fc86b"/>
    </style:style>
    <style:style style:name="P6" style:family="paragraph" style:parent-style-name="Standard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890a5e" officeooo:paragraph-rsid="008c7428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890a5e" officeooo:paragraph-rsid="008c7428"/>
    </style:style>
    <style:style style:name="P8" style:family="paragraph" style:parent-style-name="Text_20_body" style:list-style-name="L1">
      <loext:graphic-properties draw:fill-gradient-name="gradient" draw:fill-hatch-name="hatch"/>
      <style:paragraph-properties fo:margin-top="0cm" fo:margin-bottom="0.101cm" style:contextual-spacing="false"/>
      <style:text-properties officeooo:paragraph-rsid="000ca4ac"/>
    </style:style>
    <style:style style:name="P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paragraph-rsid="000ca4ac"/>
    </style:style>
    <style:style style:name="P10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d1be7"/>
    </style:style>
    <style:style style:name="P11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fed23"/>
    </style:style>
    <style:style style:name="P12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7aca58"/>
    </style:style>
    <style:style style:name="P13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d1be7" officeooo:paragraph-rsid="006fbd9c"/>
    </style:style>
    <style:style style:name="P14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cb388" officeooo:paragraph-rsid="000ca4ac"/>
    </style:style>
    <style:style style:name="P15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c96eb" officeooo:paragraph-rsid="000ca4ac"/>
    </style:style>
    <style:style style:name="P16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64cec" officeooo:paragraph-rsid="00764cec"/>
    </style:style>
    <style:style style:name="P17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d0f73" officeooo:paragraph-rsid="000ca4ac"/>
    </style:style>
    <style:style style:name="P18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de048" officeooo:paragraph-rsid="000ca4ac"/>
    </style:style>
    <style:style style:name="P1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3e9f04" officeooo:paragraph-rsid="000ca4ac"/>
    </style:style>
    <style:style style:name="P20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rsid="003e9f04" officeooo:paragraph-rsid="008c7428"/>
    </style:style>
    <style:style style:name="P21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fbd9c" officeooo:paragraph-rsid="006fbd9c"/>
    </style:style>
    <style:style style:name="P22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6fbd9c" officeooo:paragraph-rsid="007aca58"/>
    </style:style>
    <style:style style:name="P23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aca58" officeooo:paragraph-rsid="007aca58"/>
    </style:style>
    <style:style style:name="P24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2e58a8" officeooo:paragraph-rsid="0077023d"/>
    </style:style>
    <style:style style:name="P25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2e58a8" officeooo:paragraph-rsid="00778327"/>
    </style:style>
    <style:style style:name="P26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778327" officeooo:paragraph-rsid="00778327"/>
    </style:style>
    <style:style style:name="P27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566e2f"/>
    </style:style>
    <style:style style:name="P28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0ca4ac"/>
    </style:style>
    <style:style style:name="P29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6ddf3" officeooo:paragraph-rsid="00778327"/>
    </style:style>
    <style:style style:name="P30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12e222" officeooo:paragraph-rsid="000ca4ac"/>
    </style:style>
    <style:style style:name="P31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43e07d" officeooo:paragraph-rsid="000ca4ac"/>
    </style:style>
    <style:style style:name="P32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paragraph-rsid="00791e88"/>
    </style:style>
    <style:style style:name="P33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6e5ed" officeooo:paragraph-rsid="0056e5ed"/>
    </style:style>
    <style:style style:name="P34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6e5ed" officeooo:paragraph-rsid="00793756"/>
    </style:style>
    <style:style style:name="P35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a47ef" officeooo:paragraph-rsid="00832086"/>
    </style:style>
    <style:style style:name="P36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5d748f"/>
    </style:style>
    <style:style style:name="P37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5d748f" officeooo:paragraph-rsid="0060b270"/>
    </style:style>
    <style:style style:name="P38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832086" officeooo:paragraph-rsid="00832086"/>
    </style:style>
    <style:style style:name="P39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621a77"/>
    </style:style>
    <style:style style:name="P40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791e88"/>
    </style:style>
    <style:style style:name="P41" style:family="paragraph" style:parent-style-name="Text_20_body" style:list-style-name="Numbering_20_123">
      <loext:graphic-properties draw:fill-gradient-name="gradient" draw:fill-hatch-name="hatch"/>
      <style:paragraph-properties fo:margin-top="0cm" fo:margin-bottom="0.101cm" style:contextual-spacing="false"/>
      <style:text-properties officeooo:rsid="00621a77" officeooo:paragraph-rsid="0084a249"/>
    </style:style>
    <style:style style:name="P42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890a5e" officeooo:paragraph-rsid="008c7428"/>
    </style:style>
    <style:style style:name="P43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8a6a14" officeooo:paragraph-rsid="008c7428"/>
    </style:style>
    <style:style style:name="P44" style:family="paragraph" style:parent-style-name="Text_20_body" style:list-style-name="L2">
      <loext:graphic-properties draw:fill-gradient-name="gradient" draw:fill-hatch-name="hatch"/>
      <style:paragraph-properties fo:margin-top="0cm" fo:margin-bottom="0.101cm" style:contextual-spacing="false"/>
      <style:text-properties officeooo:rsid="008bca02" officeooo:paragraph-rsid="008bca02"/>
    </style:style>
    <style:style style:name="P45" style:family="paragraph" style:parent-style-name="Text_20_body">
      <loext:graphic-properties draw:fill-gradient-name="gradient" draw:fill-hatch-name="hatch"/>
      <style:paragraph-properties fo:margin-top="0cm" fo:margin-bottom="0.101cm" style:contextual-spacing="false"/>
      <style:text-properties officeooo:rsid="008c7428" officeooo:paragraph-rsid="008c7428"/>
    </style:style>
    <style:style style:name="T1" style:family="text">
      <style:text-properties officeooo:rsid="0042b13f"/>
    </style:style>
    <style:style style:name="T2" style:family="text">
      <style:text-properties officeooo:rsid="004b4048"/>
    </style:style>
    <style:style style:name="T3" style:family="text">
      <style:text-properties officeooo:rsid="003d0f73"/>
    </style:style>
    <style:style style:name="T4" style:family="text">
      <style:text-properties officeooo:rsid="000cf456"/>
    </style:style>
    <style:style style:name="T5" style:family="text">
      <style:text-properties officeooo:rsid="0012e222"/>
    </style:style>
    <style:style style:name="T6" style:family="text">
      <style:text-properties officeooo:rsid="003ed16c"/>
    </style:style>
    <style:style style:name="T7" style:family="text">
      <style:text-properties officeooo:rsid="00407ea2"/>
    </style:style>
    <style:style style:name="T8" style:family="text">
      <style:text-properties officeooo:rsid="0043e07d"/>
    </style:style>
    <style:style style:name="T9" style:family="text">
      <style:text-properties officeooo:rsid="000ce072"/>
    </style:style>
    <style:style style:name="T10" style:family="text">
      <style:text-properties officeooo:rsid="0041b919"/>
    </style:style>
    <style:style style:name="T11" style:family="text">
      <style:text-properties officeooo:rsid="00452cbe"/>
    </style:style>
    <style:style style:name="T12" style:family="text">
      <style:text-properties officeooo:rsid="0046980a"/>
    </style:style>
    <style:style style:name="T13" style:family="text">
      <style:text-properties officeooo:rsid="004953c4"/>
    </style:style>
    <style:style style:name="T14" style:family="text">
      <style:text-properties officeooo:rsid="00565ade"/>
    </style:style>
    <style:style style:name="T15" style:family="text">
      <style:text-properties officeooo:rsid="00566e2f"/>
    </style:style>
    <style:style style:name="T16" style:family="text">
      <style:text-properties officeooo:rsid="005e1889"/>
    </style:style>
    <style:style style:name="T17" style:family="text">
      <style:text-properties officeooo:rsid="00602c15"/>
    </style:style>
    <style:style style:name="T18" style:family="text">
      <style:text-properties officeooo:rsid="0060b270"/>
    </style:style>
    <style:style style:name="T19" style:family="text">
      <style:text-properties officeooo:rsid="00621a77"/>
    </style:style>
    <style:style style:name="T20" style:family="text">
      <style:text-properties officeooo:rsid="00697558"/>
    </style:style>
    <style:style style:name="T21" style:family="text">
      <style:text-properties officeooo:rsid="0069dab3"/>
    </style:style>
    <style:style style:name="T22" style:family="text">
      <style:text-properties officeooo:rsid="006accbf"/>
    </style:style>
    <style:style style:name="T23" style:family="text">
      <style:text-properties officeooo:rsid="006e87a3"/>
    </style:style>
    <style:style style:name="T24" style:family="text">
      <style:text-properties officeooo:rsid="006fbd9c"/>
    </style:style>
    <style:style style:name="T25" style:family="text">
      <style:text-properties officeooo:rsid="006fed23"/>
    </style:style>
    <style:style style:name="T26" style:family="text">
      <style:text-properties officeooo:rsid="007304d3"/>
    </style:style>
    <style:style style:name="T27" style:family="text">
      <style:text-properties officeooo:rsid="00749e29"/>
    </style:style>
    <style:style style:name="T28" style:family="text">
      <style:text-properties officeooo:rsid="00764cec"/>
    </style:style>
    <style:style style:name="T29" style:family="text">
      <style:text-properties officeooo:rsid="0077023d"/>
    </style:style>
    <style:style style:name="T30" style:family="text">
      <style:text-properties officeooo:rsid="00778327"/>
    </style:style>
    <style:style style:name="T31" style:family="text">
      <style:text-properties officeooo:rsid="002e58a8"/>
    </style:style>
    <style:style style:name="T32" style:family="text">
      <style:text-properties officeooo:rsid="0078dd50"/>
    </style:style>
    <style:style style:name="T33" style:family="text">
      <style:text-properties officeooo:rsid="00791e88"/>
    </style:style>
    <style:style style:name="T34" style:family="text">
      <style:text-properties officeooo:rsid="007ab00f"/>
    </style:style>
    <style:style style:name="T35" style:family="text">
      <style:text-properties officeooo:rsid="007aca58"/>
    </style:style>
    <style:style style:name="T36" style:family="text">
      <style:text-properties officeooo:rsid="007c4c10"/>
    </style:style>
    <style:style style:name="T37" style:family="text">
      <style:text-properties officeooo:rsid="008224d2"/>
    </style:style>
    <style:style style:name="T38" style:family="text">
      <style:text-properties officeooo:rsid="00832086"/>
    </style:style>
    <style:style style:name="T39" style:family="text">
      <style:text-properties officeooo:rsid="008a6a14"/>
    </style:style>
    <style:style style:name="T40" style:family="text">
      <style:text-properties officeooo:rsid="008afff3"/>
    </style:style>
    <style:style style:name="T41" style:family="text">
      <style:text-properties officeooo:rsid="008ba8de"/>
    </style:style>
    <style:style style:name="T42" style:family="text">
      <style:text-properties officeooo:rsid="008bcb80"/>
    </style:style>
    <style:style style:name="T43" style:family="text">
      <style:text-properties officeooo:rsid="008c7428"/>
    </style:style>
    <style:style style:name="T44" style:family="text">
      <style:text-properties officeooo:rsid="008df1e2"/>
    </style:style>
    <style:style style:name="T45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librating the Time Drift of a Clock</text:p>
      <text:h text:style-name="P3" text:outline-level="1">Field of Invention</text:h>
      <text:p text:style-name="P1">The present invention relates to the field of geophysical surveys <text:span text:style-name="T37">in a marine environment </text:span><text:span text:style-name="T10">with help of nodes</text:span>. <text:span text:style-name="T10">Specifically, the present invention relates to calibrating the time drift of a clock a</text:span><text:span text:style-name="T37">ttached</text:span><text:span text:style-name="T10"> to such nodes.</text:span></text:p>
      <text:h text:style-name="P4" text:outline-level="1">Claims</text:h>
      <text:h text:style-name="P5" text:outline-level="2">Method</text:h>
      <text:list xml:id="list4138203784" text:style-name="L1">
        <text:list-item>
          <text:p text:style-name="P8"><text:bookmark-start text:name="__RefNumPara__637_2833335170"/><text:span text:style-name="T1">What is claimed is a method of </text:span><text:span text:style-name="T26">correcting a </text:span><text:span text:style-name="T28">SIGNAL </text:span><text:span text:style-name="T26">ARRIVAL TIME of a SIGNAL, </text:span><text:span text:style-name="T29">which</text:span><text:span text:style-name="T27"> is received by a NODE with a NODE CLOCK, </text:span><text:span text:style-name="T26">by a</text:span><text:span text:style-name="T1"> TIME DRIFT</text:span><text:span text:style-name="T25"> </text:span><text:span text:style-name="T27">of said NODE CLOCK </text:span><text:span text:style-name="T1">comprising the </text:span><text:span text:style-name="T26">following </text:span><text:span text:style-name="T1">steps:</text:span><text:bookmark-end text:name="__RefNumPara__637_2833335170"/></text:p>
        </text:list-item>
      </text:list>
      <text:list xml:id="list3115713452" text:style-name="L2">
        <text:list-item>
          <text:list>
            <text:list-item>
              <text:p text:style-name="P10">at least one NODE receiving at least one SIGNAL;</text:p>
            </text:list-item>
            <text:list-item>
              <text:p text:style-name="P11">said at least one NODE <text:span text:style-name="T25">reading at least one </text:span><text:span text:style-name="T28">SIGNAL </text:span>ARRIVAL TIME of said at least one SIGNAL <text:span text:style-name="T25">from at least one</text:span> <text:span text:style-name="T25">NODE CLOCK;</text:span></text:p>
            </text:list-item>
            <text:list-item>
              <text:p text:style-name="P14">at least one PINGER<text:span text:style-name="T2"> </text:span>emitting at least one <text:span text:style-name="T3">PRIMARY </text:span>PING;</text:p>
            </text:list-item>
            <text:list-item>
              <text:p text:style-name="P15"><text:span text:style-name="T23">said </text:span><text:span text:style-name="T3">at least one PINGER</text:span><text:span text:style-name="T21"> </text:span>re<text:span text:style-name="T26">ading</text:span> at least one <text:span text:style-name="T28">PRIMARY </text:span><text:span text:style-name="T4">EMISSION TIME of said at least one </text:span><text:span text:style-name="T3">PRIMARY </text:span><text:span text:style-name="T5">PING </text:span><text:span text:style-name="T26">from at least one PINGER TIMER;</text:span></text:p>
            </text:list-item>
            <text:list-item>
              <text:p text:style-name="P15">at least one <text:span text:style-name="T28">NODE</text:span> receiving said at least one <text:span text:style-name="T3">PRIMARY</text:span> PIN<text:span text:style-name="T23">G;</text:span></text:p>
            </text:list-item>
            <text:list-item>
              <text:p text:style-name="P16">said at least one NODE reading at least one PRIMARY ARRIVAL TIME of said at least one PRIMARY PING from said at least one NODE CLOCK:</text:p>
            </text:list-item>
            <text:list-item>
              <text:p text:style-name="P17"><text:span text:style-name="T23">said </text:span>at least one <text:span text:style-name="T28">NODE</text:span><text:span text:style-name="T22"> </text:span>emitting at least one SECONDARY PING <text:span text:style-name="T23">upon receiving said at least one PRIMARY PING;</text:span></text:p>
            </text:list-item>
            <text:list-item>
              <text:p text:style-name="P18"><text:span text:style-name="T23">said </text:span>at least one <text:span text:style-name="T28">PINGER</text:span><text:span text:style-name="T22"> </text:span>receiving said at least one SECONDARY PING;</text:p>
            </text:list-item>
            <text:list-item>
              <text:p text:style-name="P18"><text:span text:style-name="T26">said </text:span>at least one PINGER re<text:span text:style-name="T26">ading</text:span> at least one <text:span text:style-name="T29">SECONDARY</text:span><text:span text:style-name="T28"> </text:span>ARRIVAL TIME of said at least one SECONDARY PING <text:span text:style-name="T29">from at leat least one PINGER TIMER;</text:span></text:p>
            </text:list-item>
            <text:list-item>
              <text:p text:style-name="P19"><text:bookmark-start text:name="__RefNumPara__772_1992827608"/>determining at least o<text:span text:style-name="T6">ne </text:span><text:span text:style-name="T28">PING</text:span><text:span text:style-name="T6"> </text:span><text:span text:style-name="T7">TRAVEL TIME</text:span><text:span text:style-name="T26"> </text:span><text:span text:style-name="T6">based at least in part on </text:span><text:span text:style-name="T43">said at least one PR</text:span><text:span text:style-name="T29">IMARY</text:span><text:span text:style-name="T28"> </text:span><text:span text:style-name="T6">EMISSION TIME </text:span><text:span text:style-name="T43">and </text:span><text:span text:style-name="T6">said at least one </text:span><text:span text:style-name="T29">SECONDARY</text:span><text:span text:style-name="T28"> </text:span><text:span text:style-name="T6">ARRIVAL TIME</text:span><text:span text:style-name="T23">;</text:span><text:bookmark-end text:name="__RefNumPara__772_1992827608"/></text:p>
            </text:list-item>
            <text:list-item>
              <text:p text:style-name="P12"><text:span text:style-name="T24">determining at least one TIME DRIFT </text:span><text:span text:style-name="T26">of said at least one NODE CLOCK </text:span><text:span text:style-name="T24">based at least in part on </text:span><text:span text:style-name="T35">at least one set </text:span><text:span text:style-name="T41">of action</text:span><text:span text:style-name="T35"> out of </text:span></text:p>
              <text:list>
                <text:list-item>
                  <text:p text:style-name="P12"><text:span text:style-name="T36">a </text:span><text:span text:style-name="T35">set </text:span><text:span text:style-name="T41">of action </text:span><text:span text:style-name="T35">comprising</text:span></text:p>
                  <text:list>
                    <text:list-item>
                      <text:p text:style-name="P21">said at least one <text:span text:style-name="T28">P</text:span><text:span text:style-name="T29">RIMARY</text:span><text:span text:style-name="T28"> </text:span>EMISSION TIME,</text:p>
                    </text:list-item>
                    <text:list-item>
                      <text:p text:style-name="P21">said at least one <text:span text:style-name="T28">PING </text:span>TRAVEL TIME, and</text:p>
                    </text:list-item>
                    <text:list-item>
                      <text:p text:style-name="P22">said at least one <text:span text:style-name="T28">P</text:span><text:span text:style-name="T29">RIMARY</text:span><text:span text:style-name="T28"> </text:span>ARRIVAL TIME</text:p>
                    </text:list-item>
                  </text:list>
                </text:list-item>
              </text:list>
              <text:p text:style-name="P44">and</text:p>
              <text:list text:continue-numbering="true">
                <text:list-item>
                  <text:p text:style-name="P22"><text:span text:style-name="T36">and </text:span><text:span text:style-name="T35">a set </text:span><text:span text:style-name="T41">of action </text:span><text:span text:style-name="T35">comprising</text:span></text:p>
                  <text:list>
                    <text:list-item>
                      <text:p text:style-name="P23">said at least one SECONDARY EMISSION TIME,</text:p>
                    </text:list-item>
                    <text:list-item>
                      <text:p text:style-name="P23">said at least one PING TRAVEL TIME, and</text:p>
                    </text:list-item>
                    <text:list-item>
                      <text:p text:style-name="P23">said at least one SECONDARY ARRIVAL TIME;</text:p>
                    </text:list-item>
                  </text:list>
                </text:list-item>
              </text:list>
            </text:list-item>
            <text:list-item>
              <text:p text:style-name="P13"><text:s/>correcting <text:span text:style-name="T24">said at least one </text:span><text:span text:style-name="T29">SIGNAL </text:span><text:span text:style-name="T24">ARRIVAL TIME </text:span><text:span text:style-name="T29">by said at least one TIME DRIFT.</text:span></text:p>
            </text:list-item>
          </text:list>
        </text:list-item>
        <text:list-item>
          <text:p text:style-name="P24"><text:soft-page-break/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broadcast by a satellite.</text:span></text:p>
        </text:list-item>
        <text:list-item>
          <text:p text:style-name="P24"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broadcast by a clock </text:span><text:span text:style-name="T34">not attached to said PINGER.</text:span></text:p>
        </text:list-item>
        <text:list-item>
          <text:p text:style-name="P25"><text:bookmark-start text:name="__RefNumPara__2020_2447669356"/>The method of claim <text:bookmark-ref text:reference-format="number" text:ref-name="__RefNumPara__637_2833335170">1.</text:bookmark-ref><text:s/>wherein<text:span text:style-name="T14"> </text:span><text:span text:style-name="T29">said </text:span><text:span text:style-name="T14">at least one PINGER </text:span><text:span text:style-name="T29">TIMER is a time signal </text:span><text:span text:style-name="T30">provided by a PINGER CLOCK attached to said PINGE</text:span><text:span text:style-name="T33">R</text:span><text:span text:style-name="T29">.</text:span><text:bookmark-end text:name="__RefNumPara__2020_2447669356"/></text:p>
        </text:list-item>
        <text:list-item>
          <text:p text:style-name="P26">The method of claim <text:bookmark-ref text:reference-format="number" text:ref-name="__RefNumPara__2020_2447669356">4.</text:bookmark-ref><text:s/>wherein said PINGER <text:span text:style-name="T14">CLOCK</text:span><text:span text:style-name="T13"> </text:span><text:span text:style-name="T31">is calibrated at least on</text:span><text:span text:style-name="T11">ce</text:span><text:span text:style-name="T31"> before emitting said at least one PRIMARY PING SIGNAL.</text:span></text:p>
        </text:list-item>
        <text:list-item>
          <text:p text:style-name="P26">The method of claim <text:bookmark-ref text:reference-format="number" text:ref-name="__RefNumPara__2020_2447669356">4.</text:bookmark-ref><text:s/>wherein said PINGER <text:span text:style-name="T14">CLOCK</text:span><text:span text:style-name="T13"> </text:span><text:span text:style-name="T31">is calibrated at least on</text:span><text:span text:style-name="T11">ce </text:span>after receiving<text:span text:style-name="T31"> said at least one </text:span>SECONDARY<text:span text:style-name="T31"> PING SIGNAL.</text:span></text:p>
        </text:list-item>
        <text:list-item>
          <text:p text:style-name="P27"><text:bookmark-start text:name="__RefNumPara__2023_2447669356"/>The method of claim <text:bookmark-ref text:reference-format="number" text:ref-name="__RefNumPara__2020_2447669356">4.</text:bookmark-ref><text:s/>wherein <text:span text:style-name="T15">said at least one PINGER </text:span>is mounted on at least one underwater vehicle.<text:bookmark-end text:name="__RefNumPara__2023_2447669356"/></text:p>
        </text:list-item>
        <text:list-item>
          <text:p text:style-name="P28"><text:bookmark-start text:name="__RefNumPara__180_2195824374"/>The method of claim <text:bookmark-ref text:reference-format="number" text:ref-name="__RefNumPara__2023_2447669356">7.</text:bookmark-ref><text:s/>wherein said at least one underwater vehicle is an autonomous underwater vehicle.<text:bookmark-end text:name="__RefNumPara__180_2195824374"/></text:p>
        </text:list-item>
        <text:list-item>
          <text:p text:style-name="P29"><text:bookmark-start text:name="__RefNumPara__180_21958243741"/>The method of claim <text:bookmark-ref text:reference-format="number" text:ref-name="__RefNumPara__2023_2447669356">7.</text:bookmark-ref><text:s text:c="2"/>wherein said at least one underwater vehicle is a remotely operated underwater vehicle.<text:bookmark-end text:name="__RefNumPara__180_21958243741"/></text:p>
        </text:list-item>
        <text:list-item>
          <text:p text:style-name="P9"><text:bookmark-start text:name="__RefNumPara__713_2833335170"/><text:span text:style-name="T8">The method of claim </text:span><text:span text:style-name="T9"><text:bookmark-ref text:reference-format="number" text:ref-name="__RefNumPara__637_2833335170">1.</text:bookmark-ref></text:span><text:span text:style-name="T8"><text:s/>wherein said at least one NODE receives </text:span><text:span text:style-name="T32">both </text:span><text:span text:style-name="T8">said at least one SIGNAL </text:span><text:span text:style-name="T32">and said at least one PRIMARY PING </text:span><text:span text:style-name="T8">by means of at least one HYDROPHONE.</text:span><text:bookmark-end text:name="__RefNumPara__713_2833335170"/></text:p>
        </text:list-item>
        <text:list-item>
          <text:p text:style-name="P30">The method of claim <text:bookmark-ref text:reference-format="number" text:ref-name="__RefNumPara__713_2833335170">10.</text:bookmark-ref><text:s/>wherein said at least one <text:span text:style-name="T12">PRIMARY </text:span>PING and said at least one SIGNAL are separated by means of frequency filtering.</text:p>
        </text:list-item>
        <text:list-item>
          <text:p text:style-name="P31"><text:bookmark-start text:name="__RefNumPara__715_2833335170"/>The method of claim <text:bookmark-ref text:reference-format="number" text:ref-name="__RefNumPara__637_2833335170">1.</text:bookmark-ref><text:s/>wherein said at least one NODE receives <text:span text:style-name="T32">both </text:span>said at least one SIGNAL <text:span text:style-name="T32">and said at least one PRIMARY PING</text:span> by means of at least one <text:span text:style-name="T9">GEOPHONE.</text:span><text:bookmark-end text:name="__RefNumPara__715_2833335170"/></text:p>
        </text:list-item>
        <text:list-item>
          <text:p text:style-name="P9"><text:span text:style-name="T5">The method of claim </text:span><text:span text:style-name="T5"><text:bookmark-ref text:reference-format="number" text:ref-name="__RefNumPara__715_2833335170">12.</text:bookmark-ref></text:span><text:span text:style-name="T5"><text:s/>wherein said at least one </text:span><text:span text:style-name="T12">PRIMARY </text:span><text:span text:style-name="T5">PING and said at least one SIGNAL are separated by frequency filtering.</text:span></text:p>
        </text:list-item>
      </text:list>
      <text:h text:style-name="P5" text:outline-level="2">System</text:h>
      <text:list xml:id="list1431317348" text:style-name="Numbering_20_123">
        <text:list-item>
          <text:p text:style-name="P32"><text:bookmark-start text:name="__RefNumPara__637_28333351701"/><text:span text:style-name="T1">What is claimed is a </text:span><text:span text:style-name="T33">system</text:span><text:span text:style-name="T1"> of </text:span><text:span text:style-name="T26">correcting a </text:span><text:span text:style-name="T28">SIGNAL </text:span><text:span text:style-name="T26">ARRIVAL TIME of a SIGNAL, </text:span><text:span text:style-name="T29">which</text:span><text:span text:style-name="T27"> is received by a NODE with a NODE CLOCK, </text:span><text:span text:style-name="T26">by a</text:span><text:span text:style-name="T1"> TIME DRIFT</text:span><text:span text:style-name="T25"> </text:span><text:span text:style-name="T27">of said NODE CLOCK </text:span><text:span text:style-name="T1">comprising the </text:span><text:span text:style-name="T26">following </text:span><text:span text:style-name="T33">devices</text:span><text:span text:style-name="T1">:</text:span><text:bookmark-end text:name="__RefNumPara__637_28333351701"/></text:p>
          <text:list>
            <text:list-item>
              <text:p text:style-name="P33">at least one PINGER comprising</text:p>
              <text:list>
                <text:list-item>
                  <text:p text:style-name="P35">at least one <text:span text:style-name="T17">device </text:span><text:span text:style-name="T18">providing time </text:span><text:span text:style-name="T16">(“</text:span><text:span text:style-name="T19">PINGER </text:span><text:span text:style-name="T18">TIMER</text:span><text:span text:style-name="T16">”),</text:span></text:p>
                </text:list-item>
                <text:list-item>
                  <text:p text:style-name="P36">at least one <text:span text:style-name="T17">device</text:span> capable of emitting at least one PRIMARY PING <text:span text:style-name="T16">(“</text:span><text:span text:style-name="T20">PRIMARY </text:span><text:span text:style-name="T19">PINGER </text:span><text:span text:style-name="T16">SOURCE”) </text:span><text:span text:style-name="T38">and reading at least one PRIMARY EMISSION TIME from said at least one PINGER TIMER,</text:span></text:p>
                </text:list-item>
              </text:list>
              <text:p text:style-name="P38">and</text:p>
              <text:list text:continue-numbering="true">
                <text:list-item>
                  <text:p text:style-name="P37">at least one <text:span text:style-name="T17">device</text:span> capable of receiving at least one SECONDARY PING <text:span text:style-name="T16">(“</text:span><text:span text:style-name="T20">PRIMARY </text:span><text:span text:style-name="T19">PINGER </text:span><text:span text:style-name="T16">RECEIVER”) </text:span><text:span text:style-name="T38">and reading at least one SECONDARY ARRIVAL TIME from said at least one PINGER TIMER;</text:span></text:p>
                </text:list-item>
              </text:list>
            </text:list-item>
          </text:list>
        </text:list-item>
      </text:list>
      <text:p text:style-name="P2"><text:tab/><text:span text:style-name="T38">and</text:span></text:p>
      <text:list xml:id="list103844839002552" text:continue-numbering="true" text:style-name="Numbering_20_123">
        <text:list-item>
          <text:list>
            <text:list-item>
              <text:p text:style-name="P39">at least one NODE comprising</text:p>
              <text:list>
                <text:list-item>
                  <text:p text:style-name="P38">at least one device providing time (“NODE CLOCK”),</text:p>
                </text:list-item>
                <text:list-item>
                  <text:p text:style-name="P39"><text:soft-page-break/>at least one device capable of receiving said at least one PRIMARY PING (“<text:span text:style-name="T33">SECONDARY PINGER</text:span><text:span text:style-name="T20"> </text:span>RECEIVER”),</text:p>
                </text:list-item>
                <text:list-item>
                  <text:p text:style-name="P40">at least one device capable of emitting at least one SECONDARY PING (“<text:span text:style-name="T20">SECONDARY PINGER</text:span> SOURCE”), </text:p>
                </text:list-item>
              </text:list>
              <text:p text:style-name="P40">and</text:p>
              <text:list text:continue-numbering="true">
                <text:list-item>
                  <text:p text:style-name="P41">at least one <text:span text:style-name="T20">device</text:span> <text:span text:style-name="T20">(“</text:span>CONVENTIONAL NODE”<text:span text:style-name="T20">) capable of </text:span>receiving at least one SIGNAL<text:span text:style-name="T20"> </text:span><text:span text:style-name="T38">and reading at least one SIGNAL ARRIVAL TIME from said at least one NODE CLOCK.</text:span></text:p>
                </text:list-item>
              </text:list>
            </text:list-item>
          </text:list>
        </text:list-item>
        <text:list-item>
          <text:p text:style-name="P34"><text:bookmark-start text:name="__RefNumPara__1051_341526591"/>The system of claim <text:bookmark-ref text:reference-format="number" text:ref-name="__RefNumPara__637_28333351701">1.</text:bookmark-ref><text:s/>wherein <text:span text:style-name="T20">at least one device (“PRIMARY PINGER”) comprises both at least one PRIMARY PINGER SOURCE and at least one PRIMARY PINGER RECEIVER.</text:span><text:bookmark-end text:name="__RefNumPara__1051_34152659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style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officeooo:rsid="0011b08c" style:font-size-asian="15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.101cm" style:contextual-spacing="false" fo:text-align="center" style:justify-single-word="false"/>
      <style:text-properties fo:font-size="20pt" fo:font-weight="bold" officeooo:rsid="004120f9" style:font-size-asian="17.5pt" style:font-weight-asian="bold" style:font-size-complex="20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07:41:19.208000000</meta:creation-date>
    <dc:date>2022-02-19T10:38:44.520000000</dc:date>
    <meta:editing-duration>P1DT5H43M2S</meta:editing-duration>
    <meta:editing-cycles>17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54" meta:word-count="911" meta:character-count="4877" meta:non-whitespace-character-count="4059"/>
  </office:meta>
</office:document-meta>
</file>